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jcze daj mi Ducha /x2</text:span><text:span text:style-name="T1"><text:line-break/></text:span><text:span text:style-name="T1">Bym z wdzięcznością</text:span><text:span text:style-name="T1"><text:line-break/></text:span><text:span text:style-name="T1">Przyjął każde upokorzenie</text:span><text:span text:style-name="T1"><text:line-break/></text:span><text:span text:style-name="T1">I przeciwności,</text:span><text:span text:style-name="T1"><text:line-break/></text:span><text:span text:style-name="T1">Które przychodzą do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19:12</meta:creation-date>
    <dc:creator>Rafał Talacha</dc:creator>
    <dc:date>2009-01-27T11:36:16</dc:date>
    <dc:language>pl-PL</dc:language>
    <meta:editing-cycles>4</meta:editing-cycles>
    <meta:editing-duration>PT1M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